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6.2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fo:min-height="16.265cm"/>
    </style:style>
    <style:style style:name="pr7" style:family="presentation" style:parent-style-name="Default-outline1">
      <style:graphic-properties fo:min-height="16.18cm"/>
    </style:style>
    <style:style style:name="pr8" style:family="presentation" style:parent-style-name="Default-outline1">
      <style:graphic-properties fo:min-height="14cm"/>
    </style:style>
    <style:style style:name="pr9" style:family="presentation" style:parent-style-name="Default-outline1">
      <style:graphic-properties fo:min-height="14.87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.09999990463257pt" style:font-size-asian="2.09999990463257pt" style:font-size-complex="2.09999990463257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family="'Courier New'" style:font-family-generic="modern" style:font-pitch="fixed" fo:font-size="28pt" style:font-size-asian="28pt" style:font-size-complex="28pt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UML Alignment</text:p>
          </draw:text-box>
        </draw:frame>
        <draw:frame presentation:style-name="pr2" draw:layer="layout" svg:width="25.199cm" svg:height="16.354cm" svg:x="1.4cm" svg:y="4cm" presentation:class="outline" presentation:user-transformed="true">
          <draw:text-box>
            <text:list text:style-name="L2">
              <text:list-item>
                <text:p>OCL 2.0, UML 2.0 concurrent</text:p>
                <text:list>
                  <text:list-item>
                    <text:p>impractical to align at the time</text:p>
                  </text:list-item>
                  <text:list-item>
                    <text:p>OCL made assumptions about UML</text:p>
                  </text:list-item>
                  <text:list-item>
                    <text:p>now overdue for resolution</text:p>
                  </text:list-item>
                </text:list>
              </text:list-item>
              <text:list-item>
                <text:p>Templates: &lt;T&gt; or (T) ?</text:p>
              </text:list-item>
              <text:list-item>
                <text:p>Primitive Types</text:p>
              </text:list-item>
              <text:list-item>
                <text:p>Semantics</text:p>
              </text:list-item>
              <text:list-item>
                <text:p>Stereotypes</text:p>
              </text:list-item>
              <text:list-item>
                <text:p>Association name spelling</text:p>
              </text:list-item>
              <text:list-item>
                <text:p>Association navigation syntax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peration Dispatch</text:p>
          </draw:text-box>
        </draw:frame>
        <draw:frame presentation:style-name="pr4" draw:layer="layout" svg:width="25.199cm" svg:height="14.779cm" svg:x="1.4cm" svg:y="4.914cm" presentation:class="outline" presentation:user-transformed="true">
          <draw:text-box>
            <text:list text:style-name="L2">
              <text:list-item>
                <text:p>Function overloading is a UML semantic variation point</text:p>
              </text:list-item>
              <text:list-item>
                <text:p>OCL 2.2 does not define the semantics</text:p>
              </text:list-item>
            </text:list>
            <text:p><text:span text:style-name="T1"/></text:p>
            <text:list text:continue-numbering="true" text:style-name="L2">
              <text:list-item>
                <text:p><text:span text:style-name="T2">OperationCallExp.referredOperation</text:span></text:p>
                <text:list>
                  <text:list-item>
                    <text:p>determined at 'compile-time'</text:p>
                  </text:list-item>
                  <text:list-item>
                    <text:p>static analysis of most derived compliant signature</text:p>
                  </text:list-item>
                </text:list>
              </text:list-item>
              <text:list-item>
                <text:p>Dynamic dispatch on <text:span text:style-name="T2">self</text:span> at 'run-time'</text:p>
                <text:list>
                  <text:list-item>
                    <text:p>most derived overload of static signature</text:p>
                  </text:list-item>
                </text:list>
              </text:list-item>
              <text:list-item>
                <text:p>NB. Complete OCL may introduce overlo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Collection conforms to OclAny</text:p>
          </draw:text-box>
        </draw:frame>
        <draw:frame presentation:style-name="pr6" draw:layer="layout" svg:width="25.199cm" svg:height="16.875cm" svg:x="1.4cm" svg:y="4cm" presentation:class="outline" presentation:user-transformed="true">
          <draw:text-box>
            <text:list text:style-name="L2">
              <text:list-item>
                <text:p>UML has multiplicities, which are not 'objects'</text:p>
              </text:list-item>
              <text:list-item>
                <text:p>OCL introduced collections as non-'objects'</text:p>
                <text:list>
                  <text:list-item>
                    <text:p>distinct '-&gt;' navigation operator</text:p>
                  </text:list-item>
                  <text:list-item>
                    <text:p>lack of polymorphism has been restrictive</text:p>
                  </text:list-item>
                </text:list>
              </text:list-item>
              <text:list-item>
                <text:p>OCL 2.2 makes collection 'full' 'object's</text:p>
                <text:list>
                  <text:list-item>
                    <text:p>Collection conforms to OclAny</text:p>
                  </text:list-item>
                  <text:list-item>
                    <text:p>'-&gt;' is still a collection navigator</text:p>
                  </text:list-item>
                  <text:list-item>
                    <text:p>'.' is now an inherited collection navigator</text:p>
                  </text:list-item>
                  <text:list-item>
                    <text:p>'.' is also an implicit collect collection navigator</text:p>
                  </text:list-item>
                  <text:list-item>
                    <text:p>'.' syntax must be statically determined</text:p>
                  </text:list-item>
                  <text:list-item>
                    <text:p>dynamic dispatch with respect to static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clAny::oclType()</text:p>
          </draw:text-box>
        </draw:frame>
        <draw:frame presentation:style-name="pr4" draw:layer="layout" svg:width="25.199cm" svg:height="15.103cm" svg:x="1.375cm" svg:y="5cm" presentation:class="outline" presentation:user-transformed="true">
          <draw:text-box>
            <text:list text:style-name="L2">
              <text:list-item>
                <text:p>OCL 2.0 attempted to avoid reflection by defining the OclType enumeration of all types</text:p>
              </text:list-item>
              <text:list-item>
                <text:p>OCL 2.2 tried to correct anomalies by defining a Classifier powertype</text:p>
              </text:list-item>
            </text:list>
            <text:p><text:span text:style-name="T3"/></text:p>
            <text:list text:continue-numbering="true" text:style-name="L2">
              <text:list-item>
                <text:p>OCL should have reflection so that</text:p>
              </text:list-item>
            </text:list>
            <text:p><text:span text:style-name="T4"><text:s text:c="2"/></text:span><text:span text:style-name="T4">self.oclType().oclType().ownedOperation</text:span></text:p>
            <text:p><text:s text:c="4"/>is meaningful.</text:p>
            <text:list text:continue-numbering="true" text:style-name="L2">
              <text:list-item>
                <text:p>NB Complete OCL can extend ownedOperation</text:p>
              </text:list-item>
            </text:list>
            <text:p text:style-name="P1">[OCL Compliance Point for pragmatic tools]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Pivot Model <text:s/>Motivation 1</text:p>
          </draw:text-box>
        </draw:frame>
        <draw:frame presentation:style-name="pr7" draw:layer="layout" svg:width="25.199cm" svg:height="16.18cm" svg:x="1.4cm" svg:y="3.875cm" presentation:class="outline" presentation:user-transformed="true">
          <draw:text-box>
            <text:list text:style-name="L2">
              <text:list-item>
                <text:p>UML is a declaration / compile-time model</text:p>
              </text:list-item>
              <text:list-item>
                <text:p>OCL needs an evaluation / run-time model</text:p>
              </text:list-item>
              <text:list-item>
                <text:p>OCL modifies the UML meta-model</text:p>
                <text:list>
                  <text:list-item>
                    <text:p>VariableDeclaration is inserted</text:p>
                  </text:list-item>
                </text:list>
              </text:list-item>
              <text:list-item>
                <text:p>OCL modifies the UML model</text:p>
                <text:list>
                  <text:list-item>
                    <text:p>everything conforms to OclAny</text:p>
                  </text:list-item>
                  <text:list-item>
                    <text:p>Complete OCL merges operations/properties</text:p>
                  </text:list-item>
                  <text:list-item>
                    <text:p>OCL Standard Library defines operations</text:p>
                  </text:list-item>
                </text:list>
              </text:list-item>
              <text:list-item>
                <text:p>OCL defines non UML concepts</text:p>
                <text:list>
                  <text:list-item>
                    <text:p>OCL Standard Library iterations with accumula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Pivot Model <text:s/>Motivation 2</text:p>
          </draw:text-box>
        </draw:frame>
        <draw:frame presentation:style-name="pr7" draw:layer="layout" svg:width="25.199cm" svg:height="16.18cm" svg:x="1.4cm" svg:y="3.875cm" presentation:class="outline" presentation:user-transformed="true">
          <draw:text-box>
            <text:p/>
            <text:list text:style-name="L2">
              <text:list-item>
                <text:p>Need to modify the UML meta-model</text:p>
              </text:list-item>
            </text:list>
            <text:p/>
            <text:list text:continue-numbering="true" text:style-name="L2">
              <text:list-item>
                <text:p>Define an appropriate run-time view</text:p>
                <text:list>
                  <text:list-item>
                    <text:p>everything conforms to OclAny</text:p>
                  </text:list-item>
                  <text:list-item>
                    <text:p>all operations/properties merged</text:p>
                    <text:list>
                      <text:list-item>
                        <text:p>a URI for referredOperation/referredProperty</text:p>
                      </text:list-item>
                    </text:list>
                  </text:list-item>
                  <text:list-item>
                    <text:p>all OCL Standard Library merged</text:p>
                    <text:list>
                      <text:list-item>
                        <text:p>a URI for referredOperation/referredProperty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Pivot Model Solu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Run-time variant of UML meta-model</text:p>
                <text:list>
                  <text:list-item>
                    <text:p>package merge of OCL and UML subset </text:p>
                    <text:list>
                      <text:list-item>
                        <text:p>OCL expressions</text:p>
                      </text:list-item>
                      <text:list-item>
                        <text:p>OCL modifications</text:p>
                      </text:list-item>
                      <text:list-item>
                        <text:p>OCL Library concepts</text:p>
                      </text:list-item>
                    </text:list>
                  </text:list-item>
                  <text:list-item>
                    <text:p>well-defined URIs</text:p>
                  </text:list-item>
                  <text:list-item>
                    <text:p>modeled conformsTo relationships</text:p>
                  </text:list-item>
                  <text:list-item>
                    <text:p>coherent reflection via Pivot Model of meta-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Major Typos/Clarific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2">null</text:span> is the sole instance of <text:span text:style-name="T2">OclVoid</text:span></text:p>
              </text:list-item>
              <text:list-item>
                <text:p><text:span text:style-name="T2">invalid</text:span> is the sole instance of <text:span text:style-name="T2">OclInvalid</text:span></text:p>
              </text:list-item>
            </text:list>
            <text:p><text:span text:style-name="T2"/></text:p>
            <text:list text:continue-numbering="true" text:style-name="L2">
              <text:list-item>
                <text:p><text:span text:style-name="T2">self</text:span><text:span text:style-name="T5">, </text:span><text:span text:style-name="T2">true</text:span><text:span text:style-name="T5">, </text:span><text:span text:style-name="T2">or</text:span><text:span text:style-name="T5"> etc are reserved always</text:span></text:p>
              </text:list-item>
              <text:list-item>
                <text:p><text:span text:style-name="T2">Set</text:span><text:span text:style-name="T5">, </text:span><text:span text:style-name="T2">String</text:span><text:span text:style-name="T5"> etc are restricted, (need qualifier)</text:span></text:p>
              </text:list-item>
              <text:list-item>
                <text:p><text:span text:style-name="T2">collect</text:span><text:span text:style-name="T5">, </text:span><text:span text:style-name="T2">forAll</text:span><text:span text:style-name="T5"> etc are not reserved</text:span></text:p>
              </text:list-item>
              <text:list-item>
                <text:p><text:span text:style-name="T2">package</text:span><text:span text:style-name="T5">, </text:span><text:span text:style-name="T2">post</text:span><text:span text:style-name="T5"> etc are not reserv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In Progress</text:p>
          </draw:text-box>
        </draw:frame>
        <draw:frame presentation:style-name="pr4" draw:layer="layout" svg:width="25.199cm" svg:height="14.76cm" svg:x="1.4cm" svg:y="4.914cm" presentation:class="outline" presentation:user-transformed="true">
          <draw:text-box>
            <text:list text:style-name="L2">
              <text:list-item>
                <text:p>closure() iterator</text:p>
              </text:list-item>
              <text:list-item>
                <text:p>Set(String){} typed collection literal</text:p>
              </text:list-item>
              <text:list-item>
                <text:p>oclAsType(Set(String)) collection cast</text:p>
              </text:list-item>
            </text:list>
            <text:p><text:span text:style-name="T6"/></text:p>
            <text:list text:continue-numbering="true" text:style-name="L2">
              <text:list-item>
                <text:p>_'or' rather than _or for reserved identifiers</text:p>
              </text:list-item>
              <text:list-item>
                <text:p>\n, \r, \t, \\, \xBC, \u1234 in strings</text:p>
              </text:list-item>
              <text:list-item>
                <text:p>'strings' ' can be ' 'concatenated'</text:p>
              </text:list-item>
              <text:list-item>
                <text:p>1. is not vali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Futur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regular expressions</text:p>
              </text:list-item>
            </text:list>
            <text:p/>
            <text:list text:continue-numbering="true" text:style-name="L2">
              <text:list-item>
                <text:p>larger OCL standard library</text:p>
              </text:list-item>
            </text:list>
            <text:p/>
            <text:list text:continue-numbering="true" text:style-name="L2">
              <text:list-item>
                <text:p>templates</text:p>
              </text:list-item>
              <text:list-item>
                <text:p>loca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6.875cm" svg:height="3.256cm" svg:x="0.75cm" svg:y="0.962cm" presentation:class="title" presentation:user-transformed="true">
          <draw:text-box>
            <text:p>Specification Authoring for OCL &lt;=2.2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FrameMaker document</text:p>
                <text:list>
                  <text:list-item>
                    <text:p>Figures pasted from Rational Rose</text:p>
                  </text:list-item>
                  <text:list-item>
                    <text:p>Editorial text is entirely manual</text:p>
                  </text:list-item>
                </text:list>
              </text:list-item>
              <text:list-item>
                <text:p>Partial textual evolution to OCL 2.0, 2.2 </text:p>
              </text:list-item>
              <text:list-item>
                <text:p>Significant textual inconsistency (~50 issues)</text:p>
              </text:list-item>
              <text:list-item>
                <text:p>Numerous minor typos (~100 issues)</text:p>
              </text:list-item>
              <text:list-item>
                <text:p>Examples/specifications never tool-check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6.625cm" svg:height="3.256cm" svg:x="0.5cm" svg:y="0.962cm" presentation:class="title" presentation:user-transformed="true">
          <draw:text-box>
            <text:p>Specification Authoring for OCL &gt; 2.2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ach clause (chapter) defined by a model</text:p>
                <text:list>
                  <text:list-item>
                    <text:p>FrameMaker auto-generated</text:p>
                  </text:list-item>
                  <text:list-item>
                    <text:p>Content inherently consistent</text:p>
                  </text:list-item>
                  <text:list-item>
                    <text:p>Examples and content tool-checked</text:p>
                  </text:list-item>
                  <text:list-item>
                    <text:p/>
                  </text:list-item>
                  <text:list-item>
                    <text:p>Model may be re-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Clause 8 OCL Abstract Syntax</text:p>
          </draw:text-box>
        </draw:frame>
        <draw:frame presentation:style-name="pr8" draw:layer="layout" svg:width="25.199cm" svg:height="15.125cm" svg:x="1.4cm" svg:y="3.75cm" presentation:class="outline" presentation:user-transformed="true">
          <draw:text-box>
            <text:list text:style-name="L2">
              <text:list-item>
                <text:p>UML models of UML and OCL</text:p>
                <text:list>
                  <text:list-item>
                    <text:p>UML Basic</text:p>
                  </text:list-item>
                  <text:list-item>
                    <text:p>OCL expressions</text:p>
                  </text:list-item>
                  <text:list-item>
                    <text:p>UML Advanced Basic Constructs (e.g. Templates)</text:p>
                    <text:list>
                      <text:list-item>
                        <text:p>needs collaboration with UML</text:p>
                      </text:list-item>
                    </text:list>
                  </text:list-item>
                </text:list>
              </text:list-item>
              <text:list-item>
                <text:p>Package merge gives OCL Pivot Model</text:p>
              </text:list-item>
              <text:list-item>
                <text:p>Merge solves</text:p>
                <text:list>
                  <text:list-item>
                    <text:p>insertion of OclAny into generalization hierarchy</text:p>
                  </text:list-item>
                  <text:list-item>
                    <text:p>extra OCL concepts: Iteration, VariableDeclaration</text:p>
                  </text:list-item>
                  <text:list-item>
                    <text:p>Complete OCL conce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Clause 9 : OCL Concrete Syntax</text:p>
          </draw:text-box>
        </draw:frame>
        <draw:frame presentation:style-name="pr4" draw:layer="layout" svg:width="25.199cm" svg:height="13.609cm" svg:x="1.375cm" svg:y="4.891cm" presentation:class="outline" presentation:user-transformed="true">
          <draw:text-box>
            <text:list text:style-name="L2">
              <text:list-item>
                <text:p>UML model of OCL AS model (Clause 8)</text:p>
              </text:list-item>
              <text:list-item>
                <text:p>UML model of OCL CS model</text:p>
              </text:list-item>
              <text:list-item>
                <text:p>Complete OCL model to specify</text:p>
                <text:list>
                  <text:list-item>
                    <text:p>abstract syntax mapping</text:p>
                  </text:list-item>
                  <text:list-item>
                    <text:p>synthesized attributes</text:p>
                  </text:list-item>
                  <text:list-item>
                    <text:p>inherited attributes</text:p>
                  </text:list-item>
                  <text:list-item>
                    <text:p>disambiguation rul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Clause 10 : OCL Semantics</text:p>
          </draw:text-box>
        </draw:frame>
        <draw:frame presentation:style-name="pr4" draw:layer="layout" svg:width="25.199cm" svg:height="14.588cm" svg:x="1.4cm" svg:y="4.914cm" presentation:class="outline" presentation:user-transformed="true">
          <draw:text-box>
            <text:list text:style-name="L2">
              <text:list-item>
                <text:p>UML Model of OCL Values</text:p>
              </text:list-item>
              <text:list-item>
                <text:p>UML Model of OCL Evaluations</text:p>
              </text:list-item>
              <text:list-item>
                <text:p>UML Model of OCL Domain Mapping</text:p>
              </text:list-item>
              <text:list-item>
                <text:p>Complete OCL Model of</text:p>
                <text:list>
                  <text:list-item>
                    <text:p>well-formedness rules</text:p>
                  </text:list-item>
                  <text:list-item>
                    <text:p>additional operation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>tool-check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Clause 11 : OCL Standard Librar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ivot Model of OCL Standard Library defines</text:p>
                <text:list>
                  <text:list-item>
                    <text:p>URI</text:p>
                  </text:list-item>
                  <text:list-item>
                    <text:p>classes</text:p>
                    <text:list>
                      <text:list-item>
                        <text:p>operations, iterates, iterations, properties</text:p>
                      </text:list-item>
                      <text:list-item>
                        <text:p>conformsTo</text:p>
                      </text:list-item>
                    </text:list>
                  </text:list-item>
                  <text:list-item>
                    <text:p>precedence, associativity</text:p>
                    <text:p/>
                  </text:list-item>
                </text:list>
              </text:list-item>
              <text:list-item>
                <text:p>Alternate models for legacy semantics</text:p>
              </text:list-item>
              <text:list-item>
                <text:p>Extensible for QVT, MOFM2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256cm" svg:x="1.4cm" svg:y="0.962cm" presentation:class="title" presentation:user-transformed="true">
          <draw:text-box>
            <text:p>Clause 12 : Complete OCL</text:p>
          </draw:text-box>
        </draw:frame>
        <draw:frame presentation:style-name="pr9" draw:text-style-name="P1" draw:layer="layout" svg:width="25.199cm" svg:height="14.875cm" svg:x="1.4cm" svg:y="4cm" presentation:class="outline" presentation:user-transformed="true">
          <draw:text-box>
            <text:p text:style-name="P1">(currently only partially specified)</text:p>
            <text:list text:style-name="L2">
              <text:list-item>
                <text:p>UML model of Complete OCL AS model</text:p>
                <text:list>
                  <text:list-item>
                    <text:p>additional packages merged to Pivot Model</text:p>
                  </text:list-item>
                </text:list>
              </text:list-item>
              <text:list-item>
                <text:p>UML model of Complete OCL CS model</text:p>
              </text:list-item>
              <text:list-item>
                <text:p>Complete OCL model to specify</text:p>
                <text:list>
                  <text:list-item>
                    <text:p>abstract syntax mapping</text:p>
                  </text:list-item>
                  <text:list-item>
                    <text:p>synthesized attributes</text:p>
                  </text:list-item>
                  <text:list-item>
                    <text:p>inherited attributes</text:p>
                  </text:list-item>
                  <text:list-item>
                    <text:p>disambiguation r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d Willink</meta:initial-creator>
    <meta:creation-date>2010-09-28T18:30:48.71</meta:creation-date>
    <meta:editing-duration>PT02H49M18S</meta:editing-duration>
    <meta:editing-cycles>8</meta:editing-cycles>
    <dc:date>2010-09-28T22:08:53.41</dc:date>
    <dc:creator>Ed Willink</dc:creator>
    <meta:generator>OpenOffice.org/3.2$Win32 OpenOffice.org_project/320m12$Build-9483</meta:generator>
    <meta:document-statistic meta:object-count="89"/>
  </office:meta>
</office:document-meta>
</file>